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src/App.js</text:p>
      <text:p text:style-name="Normal">jsx</text:p>
      <text:p text:style-name="Normal">import React from 'react';</text:p>
      <text:p text:style-name="Normal"/>
      <text:p text:style-name="Normal">function App() {</text:p>
      <text:p text:style-name="Normal"><text:s text:c="2"/>return (</text:p>
      <text:p text:style-name="Normal"><text:s text:c="4"/>&lt;div&gt;</text:p>
      <text:p text:style-name="Normal"><text:s text:c="6"/>&lt;h1&gt;Welcome to the first session of React&lt;/h1&gt;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App;</text:p>
      <text:p text:style-name="Normal"><draw:custom-shape svg:x="0in" svg:y="0in" svg:width="45.51042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P2">src/index.js</text:p>
      <text:p text:style-name="Normal"/>
      <text:p text:style-name="Normal"/>
      <text:p text:style-name="Normal">jsx</text:p>
      <text:p text:style-name="Normal"/>
      <text:p text:style-name="Normal">import React from 'react';</text:p>
      <text:p text:style-name="Normal">import ReactDOM from 'react-dom/client';</text:p>
      <text:p text:style-name="Normal">import './index.css';</text:p>
      <text:p text:style-name="Normal">import App from './App';</text:p>
      <text:p text:style-name="Normal"/>
      <text:p text:style-name="Normal">const root = ReactDOM.createRoot(document.getElementById('root'));</text:p>
      <text:p text:style-name="Normal">root.render(</text:p>
      <text:p text:style-name="Normal"><text:s text:c="2"/>&lt;React.StrictMode&gt;</text:p>
      <text:p text:style-name="Normal"><text:s text:c="4"/>&lt;App /&gt;</text:p>
      <text:soft-page-break/>
      <text:p text:style-name="Normal"><text:s text:c="2"/>&lt;/React.StrictMode&gt;</text:p>
      <text:p text:style-name="Normal">);</text:p>
      <text:p text:style-name="Normal"><draw:custom-shape svg:x="0in" svg:y="0in" svg:width="45.51042in" svg:height="0.00139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p>
      <text:p text:style-name="P3"><text:s/>public/index.html (Optional – to confirm where &lt;div id="root"&gt; is)</text:p>
      <text:p text:style-name="Normal">html</text:p>
      <text:p text:style-name="Normal">&lt;!DOCTYPE html&gt;</text:p>
      <text:p text:style-name="Normal">&lt;html lang="en"&gt;</text:p>
      <text:p text:style-name="Normal"><text:s text:c="2"/>&lt;head&gt;</text:p>
      <text:p text:style-name="Normal"><text:s text:c="4"/>&lt;meta charset="utf-8" /&gt;</text:p>
      <text:p text:style-name="Normal"><text:s text:c="4"/>&lt;link rel="icon" href="%PUBLIC_URL%/favicon.ico" /&gt;</text:p>
      <text:p text:style-name="Normal"><text:s text:c="4"/>&lt;meta name="viewport" content="width=device-width, initial-scale=1" /&gt;</text:p>
      <text:p text:style-name="Normal"><text:s text:c="4"/>&lt;title&gt;myfirstreact&lt;/title&gt;</text:p>
      <text:p text:style-name="Normal"><text:s text:c="2"/>&lt;/head&gt;</text:p>
      <text:p text:style-name="Normal"><text:s text:c="2"/>&lt;body&gt;</text:p>
      <text:p text:style-name="Normal"><text:s text:c="4"/>&lt;div id="root"&gt;&lt;/div&gt;</text:p>
      <text:p text:style-name="Normal"><text:s text:c="2"/>&lt;/body&gt;</text:p>
      <text:p text:style-name="Normal">&lt;/html&gt;</text:p>
      <text:p text:style-name="Normal"><draw:custom-shape svg:x="0in" svg:y="0in" svg:width="45.51042in" svg:height="0.00139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p>
      <text:p text:style-name="P4"><text:s/>To Run the App</text:p>
      <text:p text:style-name="Normal">In the terminal:</text:p>
      <text:p text:style-name="Normal">bash</text:p>
      <text:p text:style-name="Normal">npm start</text:p>
      <text:p text:style-name="Normal">Go to your browser and visit:</text:p>
      <text:p text:style-name="Normal">arduino</text:p>
      <text:p text:style-name="Normal"><text:a xlink:href="http://localhost:3000" office:target-frame-name="_top" xlink:show="replace"><text:span text:style-name="Hyperlink">http://localhost:3000</text:span></text:a></text:p>
      <text:p text:style-name="Normal"/>
      <text:p text:style-name="Normal">You will see:</text:p>
      <text:p text:style-name="Normal"><text:span text:style-name="T5">Welcome to the first session of Reac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27T18:41:00Z</meta:creation-date>
    <dc:date>2025-07-27T18:43:00Z</dc:date>
    <meta:template xlink:href="Normal.dotm" xlink:type="simple"/>
    <meta:editing-cycles>2</meta:editing-cycles>
    <meta:editing-duration>PT120S</meta:editing-duration>
    <meta:document-statistic meta:page-count="2" meta:paragraph-count="2" meta:word-count="152" meta:character-count="1018" meta:row-count="7" meta:non-whitespace-character-count="868"/>
  </office:meta>
</office:document-meta>
</file>